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merid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lorophtalmid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epidida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gilid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rinid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angida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eida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lucida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onoda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hyraenida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ombrida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onida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mberesocida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miramphida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iphiida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tiophorida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lida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gathida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pisaurida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chiurida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achipterida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alecita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photida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cheneida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cipencirida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modytida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prinodontida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ocida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arida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yphosyda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emulida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raponida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obotida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iognathida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tjanida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ythitida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dida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brida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carida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ganida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canthurida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locentrida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iacanthida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rranida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yprionida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pogonida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cianida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lynemida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orida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rourida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proida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Zeida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empherida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croramphosida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sterosteida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alistida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istulariida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nocanthida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iodontida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straciida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arhichadida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oarcida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ichaeida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lenniida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corpaenida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ttida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obiida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ullida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actylopterida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riglida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eristediida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llionymida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ynodontida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riida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achinida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ranoscopida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atrachoidida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linida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ripterigiida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tromyzonida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yxinida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ngida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hlopsida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nguillida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urenida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ptichtida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uraenesocidé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eterenchelyida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ettastomatida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epolida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rapida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holidida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umpenida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phidiida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leuronectida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othida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itharida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phtalmida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oleida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ynoglossida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ntennariida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ophiida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gonida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yclopterida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paridida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obiesocida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yngnath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2-19T15:45:04.006317933</dc:date>
    <meta:editing-duration>P1DT9H9M36S</meta:editing-duration>
    <meta:editing-cycles>47</meta:editing-cycles>
    <meta:generator>LibreOffice/7.3.7.2$Linux_X86_64 LibreOffice_project/30$Build-2</meta:generator>
    <meta:document-statistic meta:table-count="1" meta:cell-count="252" meta:object-count="0"/>
  </office:meta>
</office:document-meta>
</file>